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33">
            <text:p>33.000</text:p>
          </table:table-cell>
          <table:table-cell office:value-type="float" office:value="10">
            <text:p>10</text:p>
          </table:table-cell>
          <table:table-cell table:formula="of:=[.C3]*1.01" office:value-type="float" office:value="36.4525301385697">
            <text:p>36.4525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4.23">
            <text:p>14.2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5.7187728446014">
            <text:p>15.7188</text:p>
          </table:table-cell>
          <table:table-cell table:style-name="ce3" office:value-type="float" office:value="32.7">
            <text:p>32.70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36.1211435009464">
            <text:p>36.1211</text:p>
          </table:table-cell>
          <table:table-cell table:style-name="ce3" office:value-type="float" office:value="17.88">
            <text:p>17.88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9.7506436023523">
            <text:p>19.7506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33">
            <text:p>33.0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6.0916139985839">
            <text:p>36.091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4.23">
            <text:p>14.2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5.5631414302985">
            <text:p>15.5631</text:p>
          </table:table-cell>
          <table:table-cell table:style-name="ce4" table:formula="of:=[.V2]" office:value-type="float" office:value="32.7">
            <text:p>32.70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35.7635084167786">
            <text:p>35.7635</text:p>
          </table:table-cell>
          <table:table-cell table:style-name="ce4" table:formula="of:=[.Y2]" office:value-type="float" office:value="17.88">
            <text:p>17.88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9.5550926755964">
            <text:p>19.5551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33">
            <text:p>33.0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5.7342712857266">
            <text:p>35.734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4.23">
            <text:p>14.2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5.4090509210876">
            <text:p>15.4091</text:p>
          </table:table-cell>
          <table:table-cell table:style-name="ce4" table:formula="of:=[.V3]" office:value-type="float" office:value="32.7">
            <text:p>32.70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35.4094142740382">
            <text:p>35.4094</text:p>
          </table:table-cell>
          <table:table-cell table:style-name="ce4" table:formula="of:=[.Y3]" office:value-type="float" office:value="17.88">
            <text:p>17.88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9.3614778966301">
            <text:p>19.3615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33">
            <text:p>33.0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5.3804666195313">
            <text:p>35.3805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4.23">
            <text:p>14.2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5.2564860604828">
            <text:p>15.2565</text:p>
          </table:table-cell>
          <table:table-cell table:style-name="ce4" table:formula="of:=[.V4]" office:value-type="float" office:value="32.7">
            <text:p>32.70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35.0588260138992">
            <text:p>35.0588</text:p>
          </table:table-cell>
          <table:table-cell table:style-name="ce4" table:formula="of:=[.Y4]" office:value-type="float" office:value="17.88">
            <text:p>17.88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9.1697800956733">
            <text:p>19.1698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33">
            <text:p>33.0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5.030164969833">
            <text:p>35.0302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4.23">
            <text:p>14.2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5.1054317430522">
            <text:p>15.1054</text:p>
          </table:table-cell>
          <table:table-cell table:style-name="ce4" table:formula="of:=[.V5]" office:value-type="float" office:value="32.7">
            <text:p>32.70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34.7117089246527">
            <text:p>34.7117</text:p>
          </table:table-cell>
          <table:table-cell table:style-name="ce4" table:formula="of:=[.Y5]" office:value-type="float" office:value="17.88">
            <text:p>17.88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8.9799802927459">
            <text:p>18.9800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33">
            <text:p>33.0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34.6833316533">
            <text:p>34.6833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4.23">
            <text:p>14.2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4.955873012923">
            <text:p>14.9559</text:p>
          </table:table-cell>
          <table:table-cell table:style-name="ce4" table:formula="of:=[.V6]" office:value-type="float" office:value="32.7">
            <text:p>32.70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34.36802863827">
            <text:p>34.3680</text:p>
          </table:table-cell>
          <table:table-cell table:style-name="ce4" table:formula="of:=[.Y6]" office:value-type="float" office:value="17.88">
            <text:p>17.88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8.792059695788">
            <text:p>18.7921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33">
            <text:p>33.0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4.33993233">
            <text:p>34.3399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4.23">
            <text:p>14.2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4.8077950623">
            <text:p>14.8078</text:p>
          </table:table-cell>
          <table:table-cell table:style-name="ce4" table:formula="of:=[.V7]" office:value-type="float" office:value="32.7">
            <text:p>32.70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34.027751127">
            <text:p>34.0278</text:p>
          </table:table-cell>
          <table:table-cell table:style-name="ce4" table:formula="of:=[.Y7]" office:value-type="float" office:value="17.88">
            <text:p>17.88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8.6059996988">
            <text:p>18.6060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33">
            <text:p>33.0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3.999933">
            <text:p>33.999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4.23">
            <text:p>14.2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4.66118323">
            <text:p>14.6612</text:p>
          </table:table-cell>
          <table:table-cell table:style-name="ce4" table:formula="of:=[.V8]" office:value-type="float" office:value="32.7">
            <text:p>32.70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33.6908427">
            <text:p>33.6908</text:p>
          </table:table-cell>
          <table:table-cell table:style-name="ce4" table:formula="of:=[.Y8]" office:value-type="float" office:value="17.88">
            <text:p>17.88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8.42178188">
            <text:p>18.4218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33">
            <text:p>33.0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33.6633">
            <text:p>33.6633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4.23">
            <text:p>14.2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4.516023">
            <text:p>14.5160</text:p>
          </table:table-cell>
          <table:table-cell table:style-name="ce4" table:formula="of:=[.V9]" office:value-type="float" office:value="32.7">
            <text:p>32.70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33.35727">
            <text:p>33.3573</text:p>
          </table:table-cell>
          <table:table-cell table:style-name="ce4" table:formula="of:=[.Y9]" office:value-type="float" office:value="17.88">
            <text:p>17.88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8.239388">
            <text:p>18.2394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33">
            <text:p>33.0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33.33">
            <text:p>33.330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4.23">
            <text:p>14.2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4.3723">
            <text:p>14.3723</text:p>
          </table:table-cell>
          <table:table-cell table:style-name="ce4" table:formula="of:=[.V10]" office:value-type="float" office:value="32.7">
            <text:p>32.70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33.027">
            <text:p>33.0270</text:p>
          </table:table-cell>
          <table:table-cell table:style-name="ce4" table:formula="of:=[.Y10]" office:value-type="float" office:value="17.88">
            <text:p>17.88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8.0588">
            <text:p>18.0588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33">
            <text:p>33.0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33">
            <text:p>33.0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4.23">
            <text:p>14.2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4.23">
            <text:p>14.2300</text:p>
          </table:table-cell>
          <table:table-cell table:style-name="ce4" table:formula="of:=[.V11]" office:value-type="float" office:value="32.7">
            <text:p>32.70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32.7">
            <text:p>32.7000</text:p>
          </table:table-cell>
          <table:table-cell table:style-name="ce4" table:formula="of:=[.Y11]" office:value-type="float" office:value="17.88">
            <text:p>17.88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7.88">
            <text:p>17.88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33">
            <text:p>33.0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32.6732673267327">
            <text:p>32.6733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4.23">
            <text:p>14.2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4.0891089108911">
            <text:p>14.0891</text:p>
          </table:table-cell>
          <table:table-cell table:style-name="ce4" table:formula="of:=[.V12]" office:value-type="float" office:value="32.7">
            <text:p>32.70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32.3762376237624">
            <text:p>32.3762</text:p>
          </table:table-cell>
          <table:table-cell table:style-name="ce4" table:formula="of:=[.Y12]" office:value-type="float" office:value="17.88">
            <text:p>17.88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7.7029702970297">
            <text:p>17.7030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33">
            <text:p>33.0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32.3497696304284">
            <text:p>32.3498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4.23">
            <text:p>14.2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3.9496127830605">
            <text:p>13.9496</text:p>
          </table:table-cell>
          <table:table-cell table:style-name="ce4" table:formula="of:=[.V13]" office:value-type="float" office:value="32.7">
            <text:p>32.70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32.0556808156063">
            <text:p>32.0557</text:p>
          </table:table-cell>
          <table:table-cell table:style-name="ce4" table:formula="of:=[.Y13]" office:value-type="float" office:value="17.88">
            <text:p>17.88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7.5276933633957">
            <text:p>17.5277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33">
            <text:p>33.0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32.0294748816123">
            <text:p>32.0295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4.23">
            <text:p>14.2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3.8114978050104">
            <text:p>13.8115</text:p>
          </table:table-cell>
          <table:table-cell table:style-name="ce4" table:formula="of:=[.V14]" office:value-type="float" office:value="32.7">
            <text:p>32.70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31.738297837234">
            <text:p>31.7383</text:p>
          </table:table-cell>
          <table:table-cell table:style-name="ce4" table:formula="of:=[.Y14]" office:value-type="float" office:value="17.88">
            <text:p>17.88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7.3541518449463">
            <text:p>17.3542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33">
            <text:p>33.0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31.7123513679329">
            <text:p>31.7124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4.23">
            <text:p>14.2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3.6747503019905">
            <text:p>13.6748</text:p>
          </table:table-cell>
          <table:table-cell table:style-name="ce4" table:formula="of:=[.V15]" office:value-type="float" office:value="32.7">
            <text:p>32.70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31.4240572645881">
            <text:p>31.4241</text:p>
          </table:table-cell>
          <table:table-cell table:style-name="ce4" table:formula="of:=[.Y15]" office:value-type="float" office:value="17.88">
            <text:p>17.88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7.1823285593528">
            <text:p>17.1823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33">
            <text:p>33.0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31.3983676910227">
            <text:p>31.3984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4.23">
            <text:p>14.2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3.539356734644">
            <text:p>13.5394</text:p>
          </table:table-cell>
          <table:table-cell table:style-name="ce4" table:formula="of:=[.V16]" office:value-type="float" office:value="32.7">
            <text:p>32.70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31.1129279847407">
            <text:p>31.1129</text:p>
          </table:table-cell>
          <table:table-cell table:style-name="ce4" table:formula="of:=[.Y16]" office:value-type="float" office:value="17.88">
            <text:p>17.88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7.0122064944087">
            <text:p>17.0122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33">
            <text:p>33.0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31.0874927633888">
            <text:p>31.087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4.23">
            <text:p>14.2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3.4053036976674">
            <text:p>13.4053</text:p>
          </table:table-cell>
          <table:table-cell table:style-name="ce4" table:formula="of:=[.V17]" office:value-type="float" office:value="32.7">
            <text:p>32.70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30.8048791928126">
            <text:p>30.8049</text:p>
          </table:table-cell>
          <table:table-cell table:style-name="ce4" table:formula="of:=[.Y17]" office:value-type="float" office:value="17.88">
            <text:p>17.88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6.8437688063452">
            <text:p>16.8438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33">
            <text:p>33.0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30.7796958053355">
            <text:p>30.7797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4.23">
            <text:p>14.2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3.2725779184825">
            <text:p>13.2726</text:p>
          </table:table-cell>
          <table:table-cell table:style-name="ce4" table:formula="of:=[.V18]" office:value-type="float" office:value="32.7">
            <text:p>32.70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30.4998803889233">
            <text:p>30.4999</text:p>
          </table:table-cell>
          <table:table-cell table:style-name="ce4" table:formula="of:=[.Y18]" office:value-type="float" office:value="17.88">
            <text:p>17.88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6.6769988181636">
            <text:p>16.6770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33">
            <text:p>33.0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30.4749463419163">
            <text:p>30.4749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4.23">
            <text:p>14.2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3.1411662559233">
            <text:p>13.1412</text:p>
          </table:table-cell>
          <table:table-cell table:style-name="ce4" table:formula="of:=[.V19]" office:value-type="float" office:value="32.7">
            <text:p>32.70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30.1979013751716">
            <text:p>30.1979</text:p>
          </table:table-cell>
          <table:table-cell table:style-name="ce4" table:formula="of:=[.Y19]" office:value-type="float" office:value="17.88">
            <text:p>17.88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6.5118800179837">
            <text:p>16.5119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33">
            <text:p>33.0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30.1732141999171">
            <text:p>30.1732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4.23">
            <text:p>14.2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3.011055698934">
            <text:p>13.0111</text:p>
          </table:table-cell>
          <table:table-cell table:style-name="ce4" table:formula="of:=[.V20]" office:value-type="float" office:value="32.7">
            <text:p>32.70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29.8989122526452">
            <text:p>29.8989</text:p>
          </table:table-cell>
          <table:table-cell table:style-name="ce4" table:formula="of:=[.Y20]" office:value-type="float" office:value="17.88">
            <text:p>17.88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6.3483960574096">
            <text:p>16.3484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33">
            <text:p>33.0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9.8744695048684">
            <text:p>29.874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4.23">
            <text:p>14.2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2.8822333652812">
            <text:p>12.8822</text:p>
          </table:table-cell>
          <table:table-cell table:style-name="ce4" table:formula="of:=[.V21]" office:value-type="float" office:value="32.7">
            <text:p>32.70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29.6028834184605">
            <text:p>29.6029</text:p>
          </table:table-cell>
          <table:table-cell table:style-name="ce4" table:formula="of:=[.Y21]" office:value-type="float" office:value="17.88">
            <text:p>17.88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6.1865307499105">
            <text:p>16.186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32.75">
            <text:p>32.75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36.176374607217">
            <text:p>36.1764</text:p>
          </table:table-cell>
          <table:table-cell table:style-name="ce3" office:value-type="float" office:value="1.26">
            <text:p>1.26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9182387801812">
            <text:p>1.3918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32.75">
            <text:p>32.75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35.8181926804128">
            <text:p>35.8182</text:p>
          </table:table-cell>
          <table:table-cell table:style-name="ce4" table:formula="of:=[.Y25]" office:value-type="float" office:value="1.26">
            <text:p>1.26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7804344358229">
            <text:p>1.3780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32.75">
            <text:p>32.75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35.4635571093196">
            <text:p>35.4636</text:p>
          </table:table-cell>
          <table:table-cell table:style-name="ce4" table:formula="of:=[.Y26]" office:value-type="float" office:value="1.26">
            <text:p>1.26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36439944909138">
            <text:p>1.3644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32.75">
            <text:p>32.75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35.1124327815046">
            <text:p>35.1124</text:p>
          </table:table-cell>
          <table:table-cell table:style-name="ce4" table:formula="of:=[.Y27]" office:value-type="float" office:value="1.26">
            <text:p>1.26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35089054365483">
            <text:p>1.350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32.75">
            <text:p>32.75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34.7647849321828">
            <text:p>34.7648</text:p>
          </table:table-cell>
          <table:table-cell table:style-name="ce4" table:formula="of:=[.Y28]" office:value-type="float" office:value="1.26">
            <text:p>1.26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33751538975726">
            <text:p>1.3375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32.75">
            <text:p>32.75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34.420579140775">
            <text:p>34.4206</text:p>
          </table:table-cell>
          <table:table-cell table:style-name="ce4" table:formula="of:=[.Y29]" office:value-type="float" office:value="1.26">
            <text:p>1.26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324272663126">
            <text:p>1.3243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32.75">
            <text:p>32.75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34.0797813275">
            <text:p>34.0798</text:p>
          </table:table-cell>
          <table:table-cell table:style-name="ce4" table:formula="of:=[.Y30]" office:value-type="float" office:value="1.26">
            <text:p>1.26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3111610526">
            <text:p>1.3112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32.75">
            <text:p>32.75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33.74235775">
            <text:p>33.7424</text:p>
          </table:table-cell>
          <table:table-cell table:style-name="ce4" table:formula="of:=[.Y31]" office:value-type="float" office:value="1.26">
            <text:p>1.26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9817926">
            <text:p>1.2982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32.75">
            <text:p>32.75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33.408275">
            <text:p>33.4083</text:p>
          </table:table-cell>
          <table:table-cell table:style-name="ce4" table:formula="of:=[.Y32]" office:value-type="float" office:value="1.26">
            <text:p>1.26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85326">
            <text:p>1.2853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32.75">
            <text:p>32.75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33.0775">
            <text:p>33.0775</text:p>
          </table:table-cell>
          <table:table-cell table:style-name="ce4" table:formula="of:=[.Y33]" office:value-type="float" office:value="1.26">
            <text:p>1.26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726">
            <text:p>1.2726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32.75">
            <text:p>32.75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32.75">
            <text:p>32.7500</text:p>
          </table:table-cell>
          <table:table-cell table:style-name="ce4" table:formula="of:=[.Y34]" office:value-type="float" office:value="1.26">
            <text:p>1.26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26">
            <text:p>1.26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32.75">
            <text:p>32.75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32.4257425742574">
            <text:p>32.4257</text:p>
          </table:table-cell>
          <table:table-cell table:style-name="ce4" table:formula="of:=[.Y35]" office:value-type="float" office:value="1.26">
            <text:p>1.26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24752475247525">
            <text:p>1.2475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32.75">
            <text:p>32.75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32.1046956180767">
            <text:p>32.1047</text:p>
          </table:table-cell>
          <table:table-cell table:style-name="ce4" table:formula="of:=[.Y36]" office:value-type="float" office:value="1.26">
            <text:p>1.26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23517302225272">
            <text:p>1.2352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32.75">
            <text:p>32.75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31.7868273446304">
            <text:p>31.7868</text:p>
          </table:table-cell>
          <table:table-cell table:style-name="ce4" table:formula="of:=[.Y37]" office:value-type="float" office:value="1.26">
            <text:p>1.26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22294358638883">
            <text:p>1.222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32.75">
            <text:p>32.75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31.4721062818122">
            <text:p>31.4721</text:p>
          </table:table-cell>
          <table:table-cell table:style-name="ce4" table:formula="of:=[.Y38]" office:value-type="float" office:value="1.26">
            <text:p>1.26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21083523404835">
            <text:p>1.2108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32.75">
            <text:p>32.75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31.160501269121">
            <text:p>31.1605</text:p>
          </table:table-cell>
          <table:table-cell table:style-name="ce4" table:formula="of:=[.Y39]" office:value-type="float" office:value="1.26">
            <text:p>1.26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988467663845">
            <text:p>1.1988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32.75">
            <text:p>32.75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30.8519814545753">
            <text:p>30.8520</text:p>
          </table:table-cell>
          <table:table-cell table:style-name="ce4" table:formula="of:=[.Y40]" office:value-type="float" office:value="1.26">
            <text:p>1.26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869769964203">
            <text:p>1.1870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32.75">
            <text:p>32.75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30.5465162916587">
            <text:p>30.5465</text:p>
          </table:table-cell>
          <table:table-cell table:style-name="ce4" table:formula="of:=[.Y41]" office:value-type="float" office:value="1.26">
            <text:p>1.26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7522474893099">
            <text:p>1.1752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32.75">
            <text:p>32.75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30.2440755362957">
            <text:p>30.2441</text:p>
          </table:table-cell>
          <table:table-cell table:style-name="ce4" table:formula="of:=[.Y42]" office:value-type="float" office:value="1.26">
            <text:p>1.26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16358886032771">
            <text:p>1.163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32.75">
            <text:p>32.75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29.9446292438572">
            <text:p>29.9446</text:p>
          </table:table-cell>
          <table:table-cell table:style-name="ce4" table:formula="of:=[.Y43]" office:value-type="float" office:value="1.26">
            <text:p>1.26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15206817854229">
            <text:p>1.1521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32.75">
            <text:p>32.75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29.6481477661952">
            <text:p>29.6481</text:p>
          </table:table-cell>
          <table:table-cell table:style-name="ce4" table:formula="of:=[.Y44]" office:value-type="float" office:value="1.26">
            <text:p>1.26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14066156291316">
            <text:p>1.1407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32.7">
            <text:p>32.700</text:p>
          </table:table-cell>
          <table:table-cell office:value-type="float" office:value="10">
            <text:p>10</text:p>
          </table:table-cell>
          <table:table-cell table:formula="of:=[.C3]*1.01" office:value-type="float" office:value="36.1211435009464">
            <text:p>36.121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2.13">
            <text:p>12.13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3.3990663812379">
            <text:p>13.3991</text:p>
          </table:table-cell>
          <table:table-cell table:style-name="ce3" office:value-type="float" office:value="8.06">
            <text:p>8.06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8.90325433081431">
            <text:p>8.9033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32.7">
            <text:p>32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5.7635084167786">
            <text:p>35.7635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2.13">
            <text:p>12.13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3.2664023576613">
            <text:p>13.2664</text:p>
          </table:table-cell>
          <table:table-cell table:style-name="ce4" table:formula="of:=[.Y2]" office:value-type="float" office:value="8.06">
            <text:p>8.06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8.81510329783595">
            <text:p>8.8151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32.7">
            <text:p>32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5.4094142740382">
            <text:p>35.4094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2.13">
            <text:p>12.13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3.1350518392686">
            <text:p>13.1351</text:p>
          </table:table-cell>
          <table:table-cell table:style-name="ce4" table:formula="of:=[.Y3]" office:value-type="float" office:value="8.06">
            <text:p>8.06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8.72782504736233">
            <text:p>8.7278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32.7">
            <text:p>32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5.0588260138992">
            <text:p>35.0588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2.13">
            <text:p>12.13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3.005001821058">
            <text:p>13.0050</text:p>
          </table:table-cell>
          <table:table-cell table:style-name="ce4" table:formula="of:=[.Y4]" office:value-type="float" office:value="8.06">
            <text:p>8.06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8.6414109379825">
            <text:p>8.6414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32.7">
            <text:p>32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4.7117089246527">
            <text:p>34.7117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2.13">
            <text:p>12.13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8762394267901">
            <text:p>12.8762</text:p>
          </table:table-cell>
          <table:table-cell table:style-name="ce4" table:formula="of:=[.Y5]" office:value-type="float" office:value="8.06">
            <text:p>8.06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8.55585241384406">
            <text:p>8.5559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32.7">
            <text:p>32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34.36802863827">
            <text:p>34.3680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2.13">
            <text:p>12.13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748751907713">
            <text:p>12.7488</text:p>
          </table:table-cell>
          <table:table-cell table:style-name="ce4" table:formula="of:=[.Y6]" office:value-type="float" office:value="8.06">
            <text:p>8.06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8.471141003806">
            <text:p>8.4711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32.7">
            <text:p>32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4.027751127">
            <text:p>34.0278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2.13">
            <text:p>12.13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6225266413">
            <text:p>12.6225</text:p>
          </table:table-cell>
          <table:table-cell table:style-name="ce4" table:formula="of:=[.Y7]" office:value-type="float" office:value="8.06">
            <text:p>8.06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8.3872683206">
            <text:p>8.3873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32.7">
            <text:p>32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3.6908427">
            <text:p>33.6908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2.13">
            <text:p>12.13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49755113">
            <text:p>12.4976</text:p>
          </table:table-cell>
          <table:table-cell table:style-name="ce4" table:formula="of:=[.Y8]" office:value-type="float" office:value="8.06">
            <text:p>8.06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8.30422606">
            <text:p>8.3042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32.7">
            <text:p>32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33.35727">
            <text:p>33.3573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2.13">
            <text:p>12.13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2.373813">
            <text:p>12.3738</text:p>
          </table:table-cell>
          <table:table-cell table:style-name="ce4" table:formula="of:=[.Y9]" office:value-type="float" office:value="8.06">
            <text:p>8.06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8.222006">
            <text:p>8.2220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32.7">
            <text:p>32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33.027">
            <text:p>33.02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2.13">
            <text:p>12.13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2.2513">
            <text:p>12.2513</text:p>
          </table:table-cell>
          <table:table-cell table:style-name="ce4" table:formula="of:=[.Y10]" office:value-type="float" office:value="8.06">
            <text:p>8.06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8.1406">
            <text:p>8.1406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32.7">
            <text:p>32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32.7">
            <text:p>32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2.13">
            <text:p>12.13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2.13">
            <text:p>12.1300</text:p>
          </table:table-cell>
          <table:table-cell table:style-name="ce4" table:formula="of:=[.Y11]" office:value-type="float" office:value="8.06">
            <text:p>8.06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8.06">
            <text:p>8.06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32.7">
            <text:p>32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32.3762376237624">
            <text:p>32.3762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2.13">
            <text:p>12.13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2.009900990099">
            <text:p>12.0099</text:p>
          </table:table-cell>
          <table:table-cell table:style-name="ce4" table:formula="of:=[.Y12]" office:value-type="float" office:value="8.06">
            <text:p>8.06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7.98019801980198">
            <text:p>7.9802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32.7">
            <text:p>32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32.0556808156063">
            <text:p>32.0557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2.13">
            <text:p>12.13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890991079306">
            <text:p>11.8910</text:p>
          </table:table-cell>
          <table:table-cell table:style-name="ce4" table:formula="of:=[.Y13]" office:value-type="float" office:value="8.06">
            <text:p>8.06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7.90118615821978">
            <text:p>7.9012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32.7">
            <text:p>32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31.738297837234">
            <text:p>31.7383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2.13">
            <text:p>12.13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7732584943623">
            <text:p>11.7733</text:p>
          </table:table-cell>
          <table:table-cell table:style-name="ce4" table:formula="of:=[.Y14]" office:value-type="float" office:value="8.06">
            <text:p>8.06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7.82295659229681">
            <text:p>7.823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32.7">
            <text:p>32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31.4240572645881">
            <text:p>31.4241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2.13">
            <text:p>12.13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6566915785766">
            <text:p>11.6567</text:p>
          </table:table-cell>
          <table:table-cell table:style-name="ce4" table:formula="of:=[.Y15]" office:value-type="float" office:value="8.06">
            <text:p>8.06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7.7455015765315">
            <text:p>7.7455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32.7">
            <text:p>32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31.1129279847407">
            <text:p>31.1129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2.13">
            <text:p>12.13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5412787906699">
            <text:p>11.5413</text:p>
          </table:table-cell>
          <table:table-cell table:style-name="ce4" table:formula="of:=[.Y16]" office:value-type="float" office:value="8.06">
            <text:p>8.06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7.66881344211039">
            <text:p>7.6688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32.7">
            <text:p>32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30.8048791928126">
            <text:p>30.8049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2.13">
            <text:p>12.13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4270087036335">
            <text:p>11.4270</text:p>
          </table:table-cell>
          <table:table-cell table:style-name="ce4" table:formula="of:=[.Y17]" office:value-type="float" office:value="8.06">
            <text:p>8.06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7.59288459614891">
            <text:p>7.5929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32.7">
            <text:p>32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30.4998803889233">
            <text:p>30.499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2.13">
            <text:p>12.13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1.3138700035976">
            <text:p>11.3139</text:p>
          </table:table-cell>
          <table:table-cell table:style-name="ce4" table:formula="of:=[.Y18]" office:value-type="float" office:value="8.06">
            <text:p>8.06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7.51770752093951">
            <text:p>7.5177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32.7">
            <text:p>32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30.1979013751716">
            <text:p>30.1979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2.13">
            <text:p>12.13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1.2018514887105">
            <text:p>11.2019</text:p>
          </table:table-cell>
          <table:table-cell table:style-name="ce4" table:formula="of:=[.Y19]" office:value-type="float" office:value="8.06">
            <text:p>8.06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7.44327477320744">
            <text:p>7.4433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32.7">
            <text:p>32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9.8989122526452">
            <text:p>29.8989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2.13">
            <text:p>12.13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1.0909420680302">
            <text:p>11.0909</text:p>
          </table:table-cell>
          <table:table-cell table:style-name="ce4" table:formula="of:=[.Y20]" office:value-type="float" office:value="8.06">
            <text:p>8.06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7.3695789833737">
            <text:p>7.3696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32.7">
            <text:p>32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9.6028834184605">
            <text:p>29.6029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2.13">
            <text:p>12.13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9811307604259">
            <text:p>10.9811</text:p>
          </table:table-cell>
          <table:table-cell table:style-name="ce4" table:formula="of:=[.Y21]" office:value-type="float" office:value="8.06">
            <text:p>8.06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7.29661285482544">
            <text:p>7.296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.167">
            <text:p>1.167</text:p>
          </table:table-cell>
          <table:table-cell office:value-type="float" office:value="10">
            <text:p>10</text:p>
          </table:table-cell>
          <table:table-cell table:formula="of:=[.C26]*1.01" office:value-type="float" office:value="1.28909402035488">
            <text:p>1.2891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2.16">
            <text:p>12.16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3.4322050450003">
            <text:p>13.4322</text:p>
          </table:table-cell>
          <table:table-cell table:style-name="ce3" office:value-type="float" office:value="1.197">
            <text:p>1.197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2223268411721">
            <text:p>1.3222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.167">
            <text:p>1.16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27633071322265">
            <text:p>1.27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2.16">
            <text:p>12.16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3.2992129158418">
            <text:p>13.2992</text:p>
          </table:table-cell>
          <table:table-cell table:style-name="ce4" table:formula="of:=[.Y25]" office:value-type="float" office:value="1.197">
            <text:p>1.197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0914127140318">
            <text:p>1.3091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.167">
            <text:p>1.16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26369377546797">
            <text:p>1.263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2.16">
            <text:p>12.16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3.1675375404375">
            <text:p>13.1675</text:p>
          </table:table-cell>
          <table:table-cell table:style-name="ce4" table:formula="of:=[.Y26]" office:value-type="float" office:value="1.197">
            <text:p>1.197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29617947663681">
            <text:p>1.2962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.167">
            <text:p>1.16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25118195590888">
            <text:p>1.2512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2.16">
            <text:p>12.16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3.0371658816212">
            <text:p>13.0372</text:p>
          </table:table-cell>
          <table:table-cell table:style-name="ce4" table:formula="of:=[.Y27]" office:value-type="float" office:value="1.197">
            <text:p>1.197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28334601647209">
            <text:p>1.2833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.167">
            <text:p>1.16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23879401575137">
            <text:p>1.2388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2.16">
            <text:p>12.16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2.9080850313082">
            <text:p>12.9081</text:p>
          </table:table-cell>
          <table:table-cell table:style-name="ce4" table:formula="of:=[.Y28]" office:value-type="float" office:value="1.197">
            <text:p>1.197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2706396202694">
            <text:p>1.2706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.167">
            <text:p>1.167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.2265287284667">
            <text:p>1.2265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2.16">
            <text:p>12.16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2.780282209216">
            <text:p>12.7803</text:p>
          </table:table-cell>
          <table:table-cell table:style-name="ce4" table:formula="of:=[.Y29]" office:value-type="float" office:value="1.197">
            <text:p>1.197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2580590299697">
            <text:p>1.2581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.167">
            <text:p>1.16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1438487967">
            <text:p>1.214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2.16">
            <text:p>12.16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2.6537447616">
            <text:p>12.6537</text:p>
          </table:table-cell>
          <table:table-cell table:style-name="ce4" table:formula="of:=[.Y30]" office:value-type="float" office:value="1.197">
            <text:p>1.197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24560299997">
            <text:p>1.24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.167">
            <text:p>1.16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02361267">
            <text:p>1.202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2.16">
            <text:p>12.16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2.52846016">
            <text:p>12.5285</text:p>
          </table:table-cell>
          <table:table-cell table:style-name="ce4" table:formula="of:=[.Y31]" office:value-type="float" office:value="1.197">
            <text:p>1.197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33270297">
            <text:p>1.2333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.167">
            <text:p>1.16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904567">
            <text:p>1.190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2.16">
            <text:p>12.16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2.404416">
            <text:p>12.4044</text:p>
          </table:table-cell>
          <table:table-cell table:style-name="ce4" table:formula="of:=[.Y32]" office:value-type="float" office:value="1.197">
            <text:p>1.197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210597">
            <text:p>1.2211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.167">
            <text:p>1.16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17867">
            <text:p>1.178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2.16">
            <text:p>12.16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2.2816">
            <text:p>12.2816</text:p>
          </table:table-cell>
          <table:table-cell table:style-name="ce4" table:formula="of:=[.Y33]" office:value-type="float" office:value="1.197">
            <text:p>1.197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0897">
            <text:p>1.2090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.167">
            <text:p>1.167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.167">
            <text:p>1.167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2.16">
            <text:p>12.16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2.16">
            <text:p>12.1600</text:p>
          </table:table-cell>
          <table:table-cell table:style-name="ce4" table:formula="of:=[.Y34]" office:value-type="float" office:value="1.197">
            <text:p>1.197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197">
            <text:p>1.197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.167">
            <text:p>1.167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.15544554455446">
            <text:p>1.1554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2.16">
            <text:p>12.16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2.039603960396">
            <text:p>12.0396</text:p>
          </table:table-cell>
          <table:table-cell table:style-name="ce4" table:formula="of:=[.Y35]" office:value-type="float" office:value="1.197">
            <text:p>1.197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18514851485149">
            <text:p>1.1851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.167">
            <text:p>1.167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.14400548965788">
            <text:p>1.144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2.16">
            <text:p>12.16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1.9203999607882">
            <text:p>11.9204</text:p>
          </table:table-cell>
          <table:table-cell table:style-name="ce4" table:formula="of:=[.Y36]" office:value-type="float" office:value="1.197">
            <text:p>1.197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17341437114008">
            <text:p>1.1734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.167">
            <text:p>1.16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3267870263156">
            <text:p>1.1327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2.16">
            <text:p>12.16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1.8023761988002">
            <text:p>11.8024</text:p>
          </table:table-cell>
          <table:table-cell table:style-name="ce4" table:formula="of:=[.Y37]" office:value-type="float" office:value="1.197">
            <text:p>1.197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16179640706939">
            <text:p>1.1618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.167">
            <text:p>1.16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2146406201145">
            <text:p>1.1215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2.16">
            <text:p>12.16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1.685520988911">
            <text:p>11.6855</text:p>
          </table:table-cell>
          <table:table-cell table:style-name="ce4" table:formula="of:=[.Y38]" office:value-type="float" office:value="1.197">
            <text:p>1.197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15029347234593">
            <text:p>1.1503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.167">
            <text:p>1.167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.11036045743708">
            <text:p>1.1104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2.16">
            <text:p>12.16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1.5698227612981">
            <text:p>11.5698</text:p>
          </table:table-cell>
          <table:table-cell table:style-name="ce4" table:formula="of:=[.Y39]" office:value-type="float" office:value="1.197">
            <text:p>1.197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3890442806528">
            <text:p>1.1389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.167">
            <text:p>1.16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9936678954166">
            <text:p>1.0994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2.16">
            <text:p>12.16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1.4552700606912">
            <text:p>11.4553</text:p>
          </table:table-cell>
          <table:table-cell table:style-name="ce4" table:formula="of:=[.Y40]" office:value-type="float" office:value="1.197">
            <text:p>1.197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2762814659929">
            <text:p>1.1276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.167">
            <text:p>1.16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8848196984323">
            <text:p>1.0885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2.16">
            <text:p>12.16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1.3418515452388">
            <text:p>11.3419</text:p>
          </table:table-cell>
          <table:table-cell table:style-name="ce4" table:formula="of:=[.Y41]" office:value-type="float" office:value="1.197">
            <text:p>1.197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1646351148444">
            <text:p>1.1165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.167">
            <text:p>1.16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7770492063686">
            <text:p>1.077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2.16">
            <text:p>12.16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1.2295559853849">
            <text:p>11.2296</text:p>
          </table:table-cell>
          <table:table-cell table:style-name="ce4" table:formula="of:=[.Y42]" office:value-type="float" office:value="1.197">
            <text:p>1.197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10540941731133">
            <text:p>1.1054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.167">
            <text:p>1.16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06703457488798">
            <text:p>1.0670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2.16">
            <text:p>12.16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1.1183722627573">
            <text:p>11.1184</text:p>
          </table:table-cell>
          <table:table-cell table:style-name="ce4" table:formula="of:=[.Y43]" office:value-type="float" office:value="1.197">
            <text:p>1.197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09446476961518">
            <text:p>1.0945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.167">
            <text:p>1.16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05646987612671">
            <text:p>1.0565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2.16">
            <text:p>12.16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1.0082893690667">
            <text:p>11.0083</text:p>
          </table:table-cell>
          <table:table-cell table:style-name="ce4" table:formula="of:=[.Y44]" office:value-type="float" office:value="1.197">
            <text:p>1.197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0836284847675">
            <text:p>1.0836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2015／03／17</text:date>, <text:time>15:06:3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17T15:06:36.64</dc:date>
    <meta:editing-duration>P25DT17H38M1S</meta:editing-duration>
    <meta:editing-cycles>65</meta:editing-cycles>
    <meta:generator>OpenOffice/4.1.1$Win32 OpenOffice.org_project/411m6$Build-9775</meta:generator>
    <meta:document-statistic meta:table-count="6" meta:cell-count="3414" meta:object-count="0"/>
  </office:meta>
</office:document-meta>
</file>